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115.91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19.85pt"/>
    </style:style>
    <style:style style:name="co8" style:family="table-column">
      <style:table-column-properties fo:break-before="auto" style:column-width="211.1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31.69pt"/>
    </style:style>
    <style:style style:name="co11" style:family="table-column">
      <style:table-column-properties fo:break-before="auto" style:column-width="130.96pt"/>
    </style:style>
    <style:style style:name="co12" style:family="table-column">
      <style:table-column-properties fo:break-before="auto" style:column-width="112.76pt"/>
    </style:style>
    <style:style style:name="co13" style:family="table-column">
      <style:table-column-properties fo:break-before="auto" style:column-width="81.69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106.36pt"/>
    </style:style>
    <style:style style:name="co16" style:family="table-column">
      <style:table-column-properties fo:break-before="auto" style:column-width="233.35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280.94pt"/>
    </style:style>
    <style:style style:name="co19" style:family="table-column">
      <style:table-column-properties fo:break-before="auto" style:column-width="191.31pt"/>
    </style:style>
    <style:style style:name="co20" style:family="table-column">
      <style:table-column-properties fo:break-before="auto" style:column-width="97.65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32.54pt"/>
    </style:style>
    <style:style style:name="co23" style:family="table-column">
      <style:table-column-properties fo:break-before="auto" style:column-width="325.39pt"/>
    </style:style>
    <style:style style:name="co24" style:family="table-column">
      <style:table-column-properties fo:break-before="auto" style:column-width="98.39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00.74pt"/>
    </style:style>
    <style:style style:name="co27" style:family="table-column">
      <style:table-column-properties fo:break-before="auto" style:column-width="114.29pt"/>
    </style:style>
    <style:style style:name="co28" style:family="table-column">
      <style:table-column-properties fo:break-before="auto" style:column-width="116.65pt"/>
    </style:style>
    <style:style style:name="co29" style:family="table-column">
      <style:table-column-properties fo:break-before="auto" style:column-width="39.66pt"/>
    </style:style>
    <style:style style:name="co30" style:family="table-column">
      <style:table-column-properties fo:break-before="auto" style:column-width="76.14pt"/>
    </style:style>
    <style:style style:name="co31" style:family="table-column">
      <style:table-column-properties fo:break-before="auto" style:column-width="149.24pt"/>
    </style:style>
    <style:style style:name="co32" style:family="table-column">
      <style:table-column-properties fo:break-before="auto" style:column-width="94.45pt"/>
    </style:style>
    <style:style style:name="co33" style:family="table-column">
      <style:table-column-properties fo:break-before="auto" style:column-width="120.61pt"/>
    </style:style>
    <style:style style:name="co34" style:family="table-column">
      <style:table-column-properties fo:break-before="auto" style:column-width="107.94pt"/>
    </style:style>
    <style:style style:name="co35" style:family="table-column">
      <style:table-column-properties fo:break-before="auto" style:column-width="101.59pt"/>
    </style:style>
    <style:style style:name="co36" style:family="table-column">
      <style:table-column-properties fo:break-before="auto" style:column-width="46.86pt"/>
    </style:style>
    <style:style style:name="co37" style:family="table-column">
      <style:table-column-properties fo:break-before="auto" style:column-width="119.0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64.3pt"/>
    </style:style>
    <style:style style:name="co40" style:family="table-column">
      <style:table-column-properties fo:break-before="auto" style:column-width="38.15pt"/>
    </style:style>
    <style:style style:name="co41" style:family="table-column">
      <style:table-column-properties fo:break-before="auto" style:column-width="110.35pt"/>
    </style:style>
    <style:style style:name="co42" style:family="table-column">
      <style:table-column-properties fo:break-before="auto" style:column-width="44.45pt"/>
    </style:style>
    <style:style style:name="co43" style:family="table-column">
      <style:table-column-properties fo:break-before="auto" style:column-width="125.4pt"/>
    </style:style>
    <style:style style:name="co44" style:family="table-column">
      <style:table-column-properties fo:break-before="auto" style:column-width="123.85pt"/>
    </style:style>
    <style:style style:name="co45" style:family="table-column">
      <style:table-column-properties fo:break-before="auto" style:column-width="38.89pt"/>
    </style:style>
    <style:style style:name="co46" style:family="table-column">
      <style:table-column-properties fo:break-before="auto" style:column-width="153.95pt"/>
    </style:style>
    <style:style style:name="co47" style:family="table-column">
      <style:table-column-properties fo:break-before="auto" style:column-width="88.89pt"/>
    </style:style>
    <style:style style:name="co48" style:family="table-column">
      <style:table-column-properties fo:break-before="auto" style:column-width="51.59pt"/>
    </style:style>
    <style:style style:name="co49" style:family="table-column">
      <style:table-column-properties fo:break-before="auto" style:column-width="96.86pt"/>
    </style:style>
    <style:style style:name="co50" style:family="table-column">
      <style:table-column-properties fo:break-before="auto" style:column-width="107.21pt"/>
    </style:style>
    <style:style style:name="co51" style:family="table-column">
      <style:table-column-properties fo:break-before="auto" style:column-width="156.36pt"/>
    </style:style>
    <style:style style:name="co52" style:family="table-column">
      <style:table-column-properties fo:break-before="auto" style:column-width="129.4pt"/>
    </style:style>
    <style:style style:name="co53" style:family="table-column">
      <style:table-column-properties fo:break-before="auto" style:column-width="154.8pt"/>
    </style:style>
    <style:style style:name="co54" style:family="table-column">
      <style:table-column-properties fo:break-before="auto" style:column-width="131.75pt"/>
    </style:style>
    <style:style style:name="co55" style:family="table-column">
      <style:table-column-properties fo:break-before="auto" style:column-width="143.69pt"/>
    </style:style>
    <style:style style:name="co56" style:family="table-column">
      <style:table-column-properties fo:break-before="auto" style:column-width="237.29pt"/>
    </style:style>
    <style:style style:name="co57" style:family="table-column">
      <style:table-column-properties fo:break-before="auto" style:column-width="300.81pt"/>
    </style:style>
    <style:style style:name="co58" style:family="table-column">
      <style:table-column-properties fo:break-before="auto" style:column-width="42.86pt"/>
    </style:style>
    <style:style style:name="co59" style:family="table-column">
      <style:table-column-properties fo:break-before="auto" style:column-width="171.44pt"/>
    </style:style>
    <style:style style:name="co60" style:family="table-column">
      <style:table-column-properties fo:break-before="auto" style:column-width="128.55pt"/>
    </style:style>
    <style:style style:name="co61" style:family="table-column">
      <style:table-column-properties fo:break-before="auto" style:column-width="241.3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PageStyle_5f_1.1_20_Студенты-победители_20_дальнего_20_зарубежья">
      <style:table-properties table:display="true" style:writing-mode="lr-tb"/>
    </style:style>
    <style:style style:name="ta2" style:family="table" style:master-page-name="PageStyle_5f_1.2_20_Студенты-победители_20_СНГ_20_и_20_Казахстан">
      <style:table-properties table:display="true" style:writing-mode="lr-tb"/>
    </style:style>
    <style:style style:name="ta3" style:family="table" style:master-page-name="PageStyle_5f_2.1.1_20_Список_20_ППС_2c__20_работающих_20_на_20_полную_20_ставку">
      <style:table-properties table:display="true" style:writing-mode="lr-tb"/>
    </style:style>
    <style:style style:name="ta4" style:family="table" style:master-page-name="PageStyle_5f_2.1.2_20_Список_20_ППС_2c__20_работающих_20_по_20_совместительству">
      <style:table-properties table:display="true" style:writing-mode="lr-tb"/>
    </style:style>
    <style:style style:name="ta5" style:family="table" style:master-page-name="PageStyle_5f_2.2.1_20_Список_20_штатных_20_НС">
      <style:table-properties table:display="true" style:writing-mode="lr-tb"/>
    </style:style>
    <style:style style:name="ta6" style:family="table" style:master-page-name="PageStyle_5f_2.2.2_20_Список_20_НС_20_по_20_совместительству">
      <style:table-properties table:display="true" style:writing-mode="lr-tb"/>
    </style:style>
    <style:style style:name="ta7" style:family="table" style:master-page-name="PageStyle_5f_3.1_20_Финансирование_20_НИР">
      <style:table-properties table:display="true" style:writing-mode="lr-tb"/>
    </style:style>
    <style:style style:name="ta8" style:family="table" style:master-page-name="PageStyle_5f_3.2_20_Свидетельства">
      <style:table-properties table:display="true" style:writing-mode="lr-tb"/>
    </style:style>
    <style:style style:name="ta9" style:family="table" style:master-page-name="PageStyle_5f_3.3.1_20_Патенты">
      <style:table-properties table:display="true" style:writing-mode="lr-tb"/>
    </style:style>
    <style:style style:name="ta10" style:family="table" style:master-page-name="PageStyle_5f_3.3.2_20_Патенты_20_продленные">
      <style:table-properties table:display="true" style:writing-mode="lr-tb"/>
    </style:style>
    <style:style style:name="ta11" style:family="table" style:master-page-name="PageStyle_5f_4.1_20_Международный_20_обмен_20_студентов">
      <style:table-properties table:display="true" style:writing-mode="lr-tb"/>
    </style:style>
    <style:style style:name="ta12" style:family="table" style:master-page-name="PageStyle_5f_4.2_20_Иностранные_20_ППС">
      <style:table-properties table:display="true" style:writing-mode="lr-tb"/>
    </style:style>
    <style:style style:name="ta13" style:family="table" style:master-page-name="PageStyle_5f_4.3_20_Международные_20_организаций">
      <style:table-properties table:display="true" style:writing-mode="lr-tb"/>
    </style:style>
    <style:style style:name="ta14" style:family="table" style:master-page-name="PageStyle_5f_4.4_20_Количество_20_ДДОП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bold" style:font-size-asian="11pt" style:font-style-asian="normal" style:font-weight-asian="bold" style:font-name-complex="&quot;Times New Roman&quot;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44444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24270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7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12121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G2]))); AND(ISNUMBER([.G2]); LEFT(CELL(&quot;format&quot;; [.G2]))=&quot;D&quot;)),0)" table:allow-empty-cell="true" table:base-cell-address="'1.1 Студенты-победители дальнего зарубежья'.G2">
          <table:error-message table:message-type="stop" table:display="true"/>
        </table:content-validation>
        <table:content-validation table:name="val2" table:condition="of: and cell-content-is-between(OR(NOT(ISERROR(DATEVALUE([.F2]))); AND(ISNUMBER([.F2]); LEFT(CELL(&quot;format&quot;; [.F2]))=&quot;D&quot;)),0)" table:allow-empty-cell="true" table:base-cell-address="'1.2 Студенты-победители СНГ и Казахстан'.F2">
          <table:error-message table:message-type="stop" table:display="true"/>
        </table:content-validation>
        <table:content-validation table:name="val3" table:condition="of:cell-content-is-in-list(&quot;Государственный грант&quot;;&quot;Международный грант&quot;;&quot;Негосударственное финансирование&quot;)" table:allow-empty-cell="true" table:display-list="unsorted" table:base-cell-address="'3.1 Финансирование НИР'.B2">
          <table:error-message table:message-type="stop" table:display="true"/>
        </table:content-validation>
        <table:content-validation table:name="val4" table:condition="of: and cell-content-is-between(OR(NOT(ISERROR(DATEVALUE([.E2]))); AND(ISNUMBER([.E2]); LEFT(CELL(&quot;format&quot;; [.E2]))=&quot;D&quot;)),0)" table:allow-empty-cell="true" table:base-cell-address="'3.1 Финансирование НИР'.E2">
          <table:error-message table:message-type="stop" table:display="true"/>
        </table:content-validation>
        <table:content-validation table:name="val5" table:condition="of: and cell-content-is-between(OR(NOT(ISERROR(DATEVALUE([.C2]))); AND(ISNUMBER([.C2]); LEFT(CELL(&quot;format&quot;; [.C2]))=&quot;D&quot;)),0)" table:allow-empty-cell="true" table:base-cell-address="'3.2 Свидетельства'.C2">
          <table:error-message table:message-type="stop" table:display="true"/>
        </table:content-validation>
        <table:content-validation table:name="val6" table:condition="of: and cell-content-is-between(OR(NOT(ISERROR(DATEVALUE([.C2]))); AND(ISNUMBER([.C2]); LEFT(CELL(&quot;format&quot;; [.C2]))=&quot;D&quot;)),0)" table:allow-empty-cell="true" table:base-cell-address="'3.3.1 Патенты'.C2">
          <table:error-message table:message-type="stop" table:display="true"/>
        </table:content-validation>
        <table:content-validation table:name="val7" table:condition="of: and cell-content-is-between(OR(NOT(ISERROR(DATEVALUE([.D2]))); AND(ISNUMBER([.D2]); LEFT(CELL(&quot;format&quot;; [.D2]))=&quot;D&quot;)),0)" table:allow-empty-cell="true" table:base-cell-address="'3.3.2 Патенты продленные'.D2">
          <table:error-message table:message-type="stop" table:display="true"/>
        </table:content-validation>
        <table:content-validation table:name="val8" table:condition="of:cell-content-is-in-list(&quot;Бакалавриат&quot;;&quot;Магистратура&quot;)" table:allow-empty-cell="true" table:display-list="unsorted" table:base-cell-address="'4.1 Международный обмен студентов'.D2">
          <table:error-message table:message-type="stop" table:display="true"/>
        </table:content-validation>
        <table:content-validation table:name="val9" table:condition="of:cell-content-is-in-list(&quot;Средства обучающегося&quot;;&quot;Средства вуза&quot;;&quot;Обмен&quot;;&quot;За счет принимающей стороны&quot;;&quot;Международный грант&quot;;&quot;Государственный грант&quot;)" table:allow-empty-cell="true" table:display-list="unsorted" table:base-cell-address="'4.1 Международный обмен студентов'.F2">
          <table:error-message table:message-type="stop" table:display="true"/>
        </table:content-validation>
      </table:content-validations>
      <table:table table:name="1.1 Студенты-победители дальнего зарубежь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0"/>
        </table:table-row>
        <table:table-row table:style-name="ro2" table:number-rows-repeated="999">
          <table:table-cell table:number-columns-repeated="6"/>
          <table:table-cell table:style-name="ce2" table:content-validation-name="val1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2 Студенты-победители СНГ и Казахстан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4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1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Хонджо Хайди</text:p>
            <text:p/>
          </table:table-cell>
          <table:table-cell table:style-name="ce4" office:value-type="string" calcext:value-type="string">
            <text:p>5В072900-Строительство</text:p>
          </table:table-cell>
          <table:table-cell table:style-name="ce4" office:value-type="string" calcext:value-type="string">
            <text:p>XIX Республиканская научно-студенческая конференция «Студент и наука: взгляд в будущее»</text:p>
          </table:table-cell>
          <table:table-cell table:style-name="ce7" office:value-type="float" office:value="3" calcext:value-type="float">
            <text:p>3</text:p>
          </table:table-cell>
          <table:table-cell table:style-name="ce8" table:content-validation-name="val2" office:value-type="date" office:date-value="2020-04-24" calcext:value-type="date">
            <text:p>24.04.2020</text:p>
          </table:table-cell>
          <table:table-cell table:style-name="ce4" office:value-type="string" calcext:value-type="string">
            <text:p>КазГАСА (МОК) Алматы, Казахстан</text:p>
          </table:table-cell>
          <table:table-cell table:style-name="ce11" office:value-type="string" calcext:value-type="string">
            <text:p><text:a xlink:href="https://drive.google.com/drive/folders/1obmrhCbdk8tnHKQz7nfnsIhtihA89vzQ?usp=sharing" xlink:type="simple">https://drive.google.com/drive/folders/1obmrhCbdk8tnHKQz7nfnsIhtihA89vzQ?usp=sharing</text:a></text:p>
          </table:table-cell>
          <table:table-cell table:number-columns-repeated="1016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Цай Екатерина</text:p>
            <text:p> </text:p>
          </table:table-cell>
          <table:table-cell table:style-name="ce4" office:value-type="string" calcext:value-type="string">
            <text:p>5В072900-Строительство</text:p>
          </table:table-cell>
          <table:table-cell table:style-name="ce4" office:value-type="string" calcext:value-type="string">
            <text:p>XIX Республиканская научно-студенческая конференция «Студент и наука: взгляд в будущее»</text:p>
          </table:table-cell>
          <table:table-cell table:style-name="ce7" office:value-type="float" office:value="3" calcext:value-type="float">
            <text:p>3</text:p>
          </table:table-cell>
          <table:table-cell table:style-name="ce8" table:content-validation-name="val2" office:value-type="date" office:date-value="2020-04-24" calcext:value-type="date">
            <text:p>24.04.2020</text:p>
          </table:table-cell>
          <table:table-cell table:style-name="ce4" office:value-type="string" calcext:value-type="string">
            <text:p>КазГАСА (МОК) Алматы, Казахстан</text:p>
          </table:table-cell>
          <table:table-cell table:style-name="ce12" office:value-type="string" calcext:value-type="string">
            <text:p><text:a xlink:href="https://drive.google.com/drive/folders/1DF5EsXM3QYtzgSssnN2GSrdIHd2jHvgF?usp=sharing" xlink:type="simple">https://drive.google.com/drive/folders/1DF5EsXM3QYtzgSssnN2GSrdIHd2jHvgF?usp=sharing</text:a></text:p>
          </table:table-cell>
          <table:table-cell table:number-columns-repeated="101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Дарханбай Дәірбек</text:p>
          </table:table-cell>
          <table:table-cell table:style-name="ce5" office:value-type="string" calcext:value-type="string">
            <text:p>5В072900 Строительство</text:p>
          </table:table-cell>
          <table:table-cell table:style-name="ce6" office:value-type="string" calcext:value-type="string">
            <text:p>Национальный чемпионат Worldskills</text:p>
          </table:table-cell>
          <table:table-cell table:style-name="ce4" office:value-type="float" office:value="3" calcext:value-type="float">
            <text:p>3</text:p>
          </table:table-cell>
          <table:table-cell table:style-name="ce9" table:content-validation-name="val2" office:value-type="date" office:date-value="2019-11-15" calcext:value-type="date">
            <text:p>15.11.2019</text:p>
          </table:table-cell>
          <table:table-cell table:style-name="ce10" office:value-type="string" calcext:value-type="string">
            <text:p>ТОО «Кнауф Гипс Капчагай», Алматы, РК</text:p>
          </table:table-cell>
          <table:table-cell table:style-name="ce13" office:value-type="string" calcext:value-type="string">
            <text:p><text:a xlink:href="https://drive.google.com/drive/folders/1Ka2gk8ojI7YvlC7RzcD9IIg9vMF-sdM1?usp=sharing" xlink:type="simple">https://drive.google.com/drive/folders/1Ka2gk8ojI7YvlC7RzcD9IIg9vMF-sdM1?usp=sharing</text:a></text:p>
          </table:table-cell>
          <table:table-cell table:number-columns-repeated="1016"/>
        </table:table-row>
        <table:table-row table:style-name="ro2" table:number-rows-repeated="987">
          <table:table-cell table:number-columns-repeated="5"/>
          <table:table-cell table:style-name="ce2" table:content-validation-name="val2"/>
          <table:table-cell table:number-columns-repeated="1018"/>
        </table:table-row>
        <table:table-row table:style-name="ro3" table:number-rows-repeated="10475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1 Список ППС, работающих на полную ставку" table:style-name="ta3">
        <table:table-column table:style-name="co17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Ссылка на копию диплома/ученую степень вуза дальнего зарубежья (при наличии)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999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Жугинисов Маратбек Турабайулы</text:p>
          </table:table-cell>
          <table:table-cell table:style-name="ce14" office:value-type="string" calcext:value-type="string">
            <text:p>Профессор</text:p>
          </table:table-cell>
          <table:table-cell table:style-name="ce14" office:value-type="string" calcext:value-type="string">
            <text:p>Доктор технических наук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6" office:value-type="string" calcext:value-type="string">
            <text:p>1.Вяжущие вещества. 2.Керамические огнеупорные материалы. 3.Силикатные материалы – II</text:p>
          </table:table-cell>
          <table:table-cell table:style-name="ce17" office:value-type="string" calcext:value-type="string">
            <text:p><text:a xlink:href="mailto:maratbek51@mail.ru" xlink:type="simple">maratbek51@mail.ru
 87770902294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Куатбаева Токжан Куангалиевна</text:p>
          </table:table-cell>
          <table:table-cell table:style-name="ce14" office:value-type="string" calcext:value-type="string">
            <text:p>Профессор</text:p>
          </table:table-cell>
          <table:table-cell table:style-name="ce14" office:value-type="string" calcext:value-type="string">
            <text:p>Доктор технических наук</text:p>
          </table:table-cell>
          <table:table-cell table:style-name="ce14" office:value-type="string" calcext:value-type="string">
            <text:p>Доцент</text:p>
          </table:table-cell>
          <table:table-cell table:style-name="ce14" office:value-type="string" calcext:value-type="string">
            <text:p>-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1.Прикладные программные продукты.</text:p>
            <text:p> 2.Дорожно-строительные материалы. 3.Проектирование предприятий отрасли.</text:p>
            <text:p> 4.Проектные решения заводов.</text:p>
          </table:table-cell>
          <table:table-cell table:style-name="ce18" office:value-type="string" calcext:value-type="string">
            <text:p>aitzhanova.tokzhan@mail.ru</text:p>
            <text:p> 87052206444</text:p>
          </table:table-cell>
          <table:table-cell table:number-columns-repeated="1015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Ақмалайұлы Кенжебек</text:p>
          </table:table-cell>
          <table:table-cell table:style-name="ce14" office:value-type="string" calcext:value-type="string">
            <text:p>Ассоциированный профессор</text:p>
          </table:table-cell>
          <table:table-cell table:style-name="ce14" office:value-type="string" calcext:value-type="string">
            <text:p>Доктор технических наук</text:p>
          </table:table-cell>
          <table:table-cell table:style-name="ce14" office:value-type="string" calcext:value-type="string">
            <text:p>Профессор</text:p>
          </table:table-cell>
          <table:table-cell table:style-name="ce14" office:value-type="string" calcext:value-type="string">
            <text:p>-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1.Технология вяжущих веществ.</text:p>
            <text:p> 2.Теория проектирования объектов строительства.</text:p>
            <text:p> 3.Технология бетона II.</text:p>
            <text:p> 4.Исследование строительных материалов на эко логичность и горючесть.</text:p>
            <text:p> 5.Строительные материалы.</text:p>
          </table:table-cell>
          <table:table-cell table:style-name="ce17" office:value-type="string" calcext:value-type="string">
            <text:p><text:a xlink:href="mailto:7598154@mail.ru" xlink:type="simple">kakmalaev@mail.ru
 87017598154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Достанова Сауле Хажигумаровна</text:p>
          </table:table-cell>
          <table:table-cell table:style-name="ce14" office:value-type="string" calcext:value-type="string">
            <text:p>Ассоциированный профессор</text:p>
          </table:table-cell>
          <table:table-cell table:style-name="ce14" office:value-type="string" calcext:value-type="string">
            <text:p>Доктор технических наук</text:p>
          </table:table-cell>
          <table:table-cell table:style-name="ce14" office:value-type="string" calcext:value-type="string">
            <text:p>Профессор</text:p>
          </table:table-cell>
          <table:table-cell table:style-name="ce14" office:value-type="string" calcext:value-type="string">
            <text:p>-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1.Инженерная механика</text:p>
          </table:table-cell>
          <table:table-cell table:style-name="ce14" office:value-type="string" calcext:value-type="string">
            <text:p>dostanova0109@mail.ru</text:p>
            <text:p> 87773846631</text:p>
          </table:table-cell>
          <table:table-cell table:number-columns-repeated="1015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Кашкинбаев Исмагул Заирович</text:p>
          </table:table-cell>
          <table:table-cell table:style-name="ce14" office:value-type="string" calcext:value-type="string">
            <text:p>Ассоциированный профессор</text:p>
          </table:table-cell>
          <table:table-cell table:style-name="ce14" office:value-type="string" calcext:value-type="string">
            <text:p>Доктор технических наук</text:p>
          </table:table-cell>
          <table:table-cell table:style-name="ce14" office:value-type="string" calcext:value-type="string">
            <text:p>Доцент</text:p>
          </table:table-cell>
          <table:table-cell table:style-name="ce14" office:value-type="string" calcext:value-type="string">
            <text:p>-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1. Технология строительного производства I</text:p>
            <text:p> 2. Технология ремонтного производства</text:p>
            <text:p> 3. Контроль качества строительных монтажных работ</text:p>
            <text:p> 4. Организация строительства</text:p>
          </table:table-cell>
          <table:table-cell table:style-name="ce19" office:value-type="string" calcext:value-type="string">
            <text:p><text:a xlink:href="mailto:i_kashkinbayev@mail.ru" xlink:type="simple">i_kashkinbayev@mail.ru
 87075609841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Наширалиев Жанкелди Туртемирович</text:p>
          </table:table-cell>
          <table:table-cell table:style-name="ce14" office:value-type="string" calcext:value-type="string">
            <text:p>Ассоциированный профессор</text:p>
          </table:table-cell>
          <table:table-cell table:style-name="ce14" office:value-type="string" calcext:value-type="string">
            <text:p>Кандидат технических наук</text:p>
          </table:table-cell>
          <table:table-cell table:style-name="ce14" office:value-type="string" calcext:value-type="string">
            <text:p>Доцент</text:p>
          </table:table-cell>
          <table:table-cell table:style-name="ce14" office:value-type="string" calcext:value-type="string">
            <text:p>-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1. Железобетонные конструкции 1</text:p>
            <text:p> 2. Железобетонные конструкции II</text:p>
            <text:p> 3. Основы сейсмостойкого строительства</text:p>
          </table:table-cell>
          <table:table-cell table:style-name="ce19" office:value-type="string" calcext:value-type="string">
            <text:p><text:a xlink:href="mailto:nash_zhan@mail.ru" xlink:type="simple">nash_zhan@mail.ru
 87019079743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Жамбакина Зауреш Мажитовна</text:p>
          </table:table-cell>
          <table:table-cell table:style-name="ce14" office:value-type="string" calcext:value-type="string">
            <text:p>Ассистент - профессор</text:p>
          </table:table-cell>
          <table:table-cell table:style-name="ce14" office:value-type="string" calcext:value-type="string">
            <text:p>Кандидат технических наук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1.Проектирование и расчет пространственных конструкций</text:p>
            <text:p> 2. Геотехника II</text:p>
            <text:p> 3. Проектирование и расчет специальных сооружений</text:p>
            <text:p> 4. Проектирование и расчет высотных зданий</text:p>
          </table:table-cell>
          <table:table-cell table:style-name="ce20" office:value-type="string" calcext:value-type="string">
            <text:p><text:a xlink:href="mailto:zhambakina@bk.ru" xlink:type="simple">zhambakina@bk.ru
 87017577893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Сартаев Даулет Турусович</text:p>
          </table:table-cell>
          <table:table-cell table:style-name="ce14" office:value-type="string" calcext:value-type="string">
            <text:p>Ассоциированный профессор</text:p>
          </table:table-cell>
          <table:table-cell table:style-name="ce14" office:value-type="string" calcext:value-type="string">
            <text:p>Кандидат технических наук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1.Механическое оборудование предприятий стройиндустрии. 2.Материалы для армирования бетона. 3.Теплоизоляционные и акустические материалы 2.</text:p>
            <text:p> 4.Основы сейсмостойкого строительства.</text:p>
            <text:p> 5.Строительные материалы II.</text:p>
          </table:table-cell>
          <table:table-cell table:style-name="ce17" office:value-type="string" calcext:value-type="string">
            <text:p><text:a xlink:href="mailto:sartayev_d@mail.ru" xlink:type="simple">sartayev_d@mail.ru
 87078879107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Еспаева Алма Сандыбаевна</text:p>
          </table:table-cell>
          <table:table-cell table:style-name="ce14" office:value-type="string" calcext:value-type="string">
            <text:p>Ассоциированный профессор</text:p>
          </table:table-cell>
          <table:table-cell table:style-name="ce14" office:value-type="string" calcext:value-type="string">
            <text:p>Кандидат технических наук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1.Метрология, стандартизация и сертификация строительной продукции.</text:p>
            <text:p> 2.Гидроизоляционные материалы.</text:p>
            <text:p> 3.Экономика производства строительных материалов.</text:p>
            <text:p> 4.Организация планирования производства строительных материалов.</text:p>
            <text:p> 5.Полимерные материалы.</text:p>
            <text:p> 6.Строительные материалы.</text:p>
            <text:p> 7.Метрология, стандартизация и сертификация строительной продукции.</text:p>
            <text:p> 8.Строительные материалы.</text:p>
          </table:table-cell>
          <table:table-cell table:style-name="ce17" office:value-type="string" calcext:value-type="string">
            <text:p><text:a xlink:href="mailto:eas_kaz@mail.ru" xlink:type="simple">eas_kaz@mail.ru
 87017583856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Иргибаев Тилеухан Иргибаевич</text:p>
          </table:table-cell>
          <table:table-cell table:style-name="ce14" office:value-type="string" calcext:value-type="string">
            <text:p>Лектор</text:p>
          </table:table-cell>
          <table:table-cell table:style-name="ce14" office:value-type="string" calcext:value-type="string">
            <text:p>Кандидат технических наук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1.Геотехника II 2.Проектирование и расчет специальных сооружений.</text:p>
            <text:p> 3.Геотехника II.</text:p>
          </table:table-cell>
          <table:table-cell table:style-name="ce20" office:value-type="string" calcext:value-type="string">
            <text:p><text:a xlink:href="mailto:tuleukhan@mail.ru" xlink:type="simple">tuleukhan@mail.ru
 87029997838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Кызылбаев Нурлан Куттыбаевич</text:p>
          </table:table-cell>
          <table:table-cell table:style-name="ce14" office:value-type="string" calcext:value-type="string">
            <text:p>Сениор-лектор</text:p>
          </table:table-cell>
          <table:table-cell table:style-name="ce14" office:value-type="string" calcext:value-type="string">
            <text:p>Магистр технических наук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1.Обследование и испытание зданий и сооружений.</text:p>
            <text:p> 2.Технология монтажа металлических конструкций. 3.Контроль качества строительных монтажных работ,</text:p>
            <text:p> 4.Технология реконструкция здания.</text:p>
            <text:p> 5.Контроль качества строительных монтажных работ</text:p>
            <text:p> 6.Технология реконструкция здания.</text:p>
            <text:p> 7.Обследование и испытание зданий и сооружений.</text:p>
            <text:p> 8.Организация и технология объекта водопользования.</text:p>
          </table:table-cell>
          <table:table-cell table:style-name="ce17" office:value-type="string" calcext:value-type="string">
            <text:p><text:a xlink:href="mailto:kz261177@mail.ru" xlink:type="simple">kz261177@mail.ru
 87762489004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Джетписбаева Айнур Жеңісбекқызы</text:p>
          </table:table-cell>
          <table:table-cell table:style-name="ce14" office:value-type="string" calcext:value-type="string">
            <text:p>Тьютор</text:p>
          </table:table-cell>
          <table:table-cell table:style-name="ce14" office:value-type="string" calcext:value-type="string">
            <text:p>Магистр технических наук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1.Компьютерная графика в строительном черчении.</text:p>
            <text:p> 2.Технология монтажа металлических конструкций.</text:p>
          </table:table-cell>
          <table:table-cell table:style-name="ce17" office:value-type="string" calcext:value-type="string">
            <text:p><text:a xlink:href="mailto:ainur_kzha@mail.ru" xlink:type="simple">ainur_kzha@mail.ru
 87479756854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Бек Айман Асқарқызы</text:p>
          </table:table-cell>
          <table:table-cell table:style-name="ce14" office:value-type="string" calcext:value-type="string">
            <text:p>Ассистент</text:p>
          </table:table-cell>
          <table:table-cell table:style-name="ce14" office:value-type="string" calcext:value-type="string">
            <text:p>Магистр технических наук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1.Прикладные программные продукты. 2.Энергоэффективное проектирование и строительство гражданских зданий, 3.Ресурсосбережение в технологии строительных материалов.</text:p>
          </table:table-cell>
          <table:table-cell table:style-name="ce17" office:value-type="string" calcext:value-type="string">
            <text:p><text:a xlink:href="mailto:aiman.bek.001@gmail.com" xlink:type="simple">aiman.bek.001@gmail.com
 87772491186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Ордабай Аида Ғайниқызы</text:p>
          </table:table-cell>
          <table:table-cell table:style-name="ce14" office:value-type="string" calcext:value-type="string">
            <text:p>Ассистент</text:p>
          </table:table-cell>
          <table:table-cell table:style-name="ce14" office:value-type="string" calcext:value-type="string">
            <text:p>Магистр технических наук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1.Технология вяжущих веществ</text:p>
            <text:p> 2.Строительные материалы.</text:p>
            <text:p> 3.Дорожно-строительные материалы.</text:p>
          </table:table-cell>
          <table:table-cell table:style-name="ce17" office:value-type="string" calcext:value-type="string">
            <text:p><text:a xlink:href="mailto:aida_o90@mail.ru" xlink:type="simple">aida_o90@mail.ru
 87073681209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Толегенова Айгерим Кайратовна</text:p>
          </table:table-cell>
          <table:table-cell table:style-name="ce14" office:value-type="string" calcext:value-type="string">
            <text:p>Ассистент</text:p>
          </table:table-cell>
          <table:table-cell table:style-name="ce14" office:value-type="string" calcext:value-type="string">
            <text:p>Магистр технических наук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1.Метрология, стандартизация и сертификация строительной продукции.</text:p>
            <text:p> 2.Технология бетона II.</text:p>
            <text:p> 3.Строительные материалы.</text:p>
            <text:p> 4.Механическое оборудование предприятий стройиндустрии. 5.Вяжущие вещества, 6.Материалы для армирования бетона, 7.Теплоизоляционные и акустические материалы 2 8.Метрология, стандартизация и сертификация строительной продукции.</text:p>
            <text:p> 9.Контроль качества строительных монтажных работ.</text:p>
          </table:table-cell>
          <table:table-cell table:style-name="ce17" office:value-type="string" calcext:value-type="string">
            <text:p><text:a xlink:href="mailto:aigerim.tolegenova.94@mail.ru" xlink:type="simple">aigerim.tolegenova.94@mail.ru
 87027047182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Жиренбаева Назгуль Оразбайкызы</text:p>
          </table:table-cell>
          <table:table-cell table:style-name="ce14" office:value-type="string" calcext:value-type="string">
            <text:p>Ассистент</text:p>
          </table:table-cell>
          <table:table-cell table:style-name="ce14" office:value-type="string" calcext:value-type="string">
            <text:p>Магистр технических наук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1. Инженерная механика</text:p>
          </table:table-cell>
          <table:table-cell table:style-name="ce19" office:value-type="string" calcext:value-type="string">
            <text:p><text:a xlink:href="mailto:naz_zh@list.ru" xlink:type="simple">naz_zh@list.ru
 87025690707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Турганбаев Алтай Полатханович</text:p>
          </table:table-cell>
          <table:table-cell table:style-name="ce14" office:value-type="string" calcext:value-type="string">
            <text:p>лектор</text:p>
          </table:table-cell>
          <table:table-cell table:style-name="ce14" office:value-type="string" calcext:value-type="string">
            <text:p>Магистр технических наук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1. Современные компьютерные расчеты</text:p>
            <text:p> 2.Профессиональные компьютерные программы и информационные технологии в строительстве</text:p>
          </table:table-cell>
          <table:table-cell table:style-name="ce19" office:value-type="string" calcext:value-type="string">
            <text:p><text:a xlink:href="mailto:rpzs@list.ru" xlink:type="simple">rpzs@list.ru
 87078280828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Козюкова Надежда Васильевна</text:p>
          </table:table-cell>
          <table:table-cell table:style-name="ce14" office:value-type="string" calcext:value-type="string">
            <text:p>лектор</text:p>
          </table:table-cell>
          <table:table-cell table:style-name="ce14" office:value-type="string" calcext:value-type="string">
            <text:p>магистр технических наук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1. Железобетонные конструкции II</text:p>
            <text:p> 2. Металлические конструкции II</text:p>
            <text:p> 3. Современные компьютерные расчеты</text:p>
            <text:p> 4.Проектирование и расчет специальных сооружений</text:p>
            <text:p> 5. Проектирование и расчет пространственных конструкций</text:p>
            <text:p> 6.Компьютерная графика в строительстве</text:p>
            <text:p> 7. Технология монтажа металлических конструкций</text:p>
            <text:p> 8. Энергоэффективное проектирование и строительство гражданских зданий</text:p>
          </table:table-cell>
          <table:table-cell table:style-name="ce21" office:value-type="string" calcext:value-type="string">
            <text:p><text:a xlink:href="mailto:n_kozyukova@list.ru" xlink:type="simple">n_kozyukova@list.ru
 87474030169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Мырзахметов Менлибай</text:p>
          </table:table-cell>
          <table:table-cell table:style-name="ce14" office:value-type="string" calcext:value-type="string">
            <text:p>профессор исследователь</text:p>
          </table:table-cell>
          <table:table-cell table:style-name="ce14" office:value-type="string" calcext:value-type="string">
            <text:p>доктор технических наук</text:p>
          </table:table-cell>
          <table:table-cell table:style-name="ce14" office:value-type="string" calcext:value-type="string">
            <text:p>профессор</text:p>
          </table:table-cell>
          <table:table-cell table:style-name="ce14" office:value-type="string" calcext:value-type="string">
            <text:p>-</text:p>
          </table:table-cell>
          <table:table-cell table:style-name="ce15" office:value-type="string" calcext:value-type="string">
            <text:p>ИАиС им. Т.К. Басенова</text:p>
            <text:p> Инженерные системы и сети</text:p>
          </table:table-cell>
          <table:table-cell table:style-name="ce15" office:value-type="string" calcext:value-type="string">
            <text:p>Научная работа</text:p>
          </table:table-cell>
          <table:table-cell table:style-name="ce19" office:value-type="string" calcext:value-type="string">
            <text:p><text:a xlink:href="mailto:myrzahmetov@mail.ru" xlink:type="simple">myrzahmetov@mail.ru
 87017443787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Касымбеков Жузбай Кожабаевич</text:p>
          </table:table-cell>
          <table:table-cell table:style-name="ce14" office:value-type="string" calcext:value-type="string">
            <text:p>профессор</text:p>
          </table:table-cell>
          <table:table-cell table:style-name="ce14" office:value-type="string" calcext:value-type="string">
            <text:p>доктор технических наук</text:p>
          </table:table-cell>
          <table:table-cell table:style-name="ce14" office:value-type="string" calcext:value-type="string">
            <text:p>профессор</text:p>
          </table:table-cell>
          <table:table-cell table:style-name="ce14" office:value-type="string" calcext:value-type="string">
            <text:p>-</text:p>
          </table:table-cell>
          <table:table-cell table:style-name="ce15" office:value-type="string" calcext:value-type="string">
            <text:p>ИАиС им. Т.К. Басенова</text:p>
            <text:p> Инженерные системы и сети</text:p>
          </table:table-cell>
          <table:table-cell table:style-name="ce15" office:value-type="string" calcext:value-type="string">
            <text:p>1.Основы научных исследовании водном хозяйстве (к/о)</text:p>
            <text:p> 2. Использование водной энергией (к/о)</text:p>
            <text:p> 3. Рациональное использование воды (к/о)</text:p>
            <text:p> 4.Проектирование и строительство малых гидроэлектростанции (к/о)</text:p>
          </table:table-cell>
          <table:table-cell table:style-name="ce19" office:value-type="string" calcext:value-type="string">
            <text:p><text:a xlink:href="mailto:jkk2004@mail.ru" xlink:type="simple">jkk2004@mail.ru
  
 87014945806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Унаспеков Берикбай Акибаевич</text:p>
          </table:table-cell>
          <table:table-cell table:style-name="ce14" office:value-type="string" calcext:value-type="string">
            <text:p>профессор</text:p>
          </table:table-cell>
          <table:table-cell table:style-name="ce14" office:value-type="string" calcext:value-type="string">
            <text:p>доктор технических наук</text:p>
          </table:table-cell>
          <table:table-cell table:style-name="ce14" office:value-type="string" calcext:value-type="string">
            <text:p>профессор</text:p>
          </table:table-cell>
          <table:table-cell table:style-name="ce14" office:value-type="string" calcext:value-type="string">
            <text:p>-</text:p>
          </table:table-cell>
          <table:table-cell table:style-name="ce15" office:value-type="string" calcext:value-type="string">
            <text:p>ИАиС им. Т.К. Басенова</text:p>
            <text:p> Инженерные системы и сети</text:p>
          </table:table-cell>
          <table:table-cell table:style-name="ce15" office:value-type="string" calcext:value-type="string">
            <text:p>1. Автономные системы теплоснабжения (к/о), (р/о)</text:p>
            <text:p> 2. Рациональное использование газа (р/о), (к/о)</text:p>
            <text:p> 3. Вентиляция промыш.здан.и соор (к/о)</text:p>
            <text:p> 4. Регулирование отпуска теплоты в системах теплоснабжения (р/о)</text:p>
            <text:p> 5. Тепловые и газовые сети (к/о)</text:p>
            <text:p> 6.Газоснабжения (к/о)</text:p>
            <text:p> 7. Теплопередача в ограждениях (к/о),(р/о)</text:p>
            <text:p> 8. Экономия теплоты и энергии в системах ТГВ (р/о)</text:p>
          </table:table-cell>
          <table:table-cell table:style-name="ce17" office:value-type="string" calcext:value-type="string">
            <text:p><text:a xlink:href="mailto:unaspekov@yandex.kz" xlink:type="simple">87016195111
 unaspekov@yandex.kz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Сидорова Наталья Васильевна</text:p>
          </table:table-cell>
          <table:table-cell table:style-name="ce14" office:value-type="string" calcext:value-type="string">
            <text:p>ассоциированный профессор</text:p>
          </table:table-cell>
          <table:table-cell table:style-name="ce14" office:value-type="string" calcext:value-type="string">
            <text:p>кандидат технических наук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5" office:value-type="string" calcext:value-type="string">
            <text:p>ИАиС им. Т.К. Басенова</text:p>
            <text:p> Инженерные системы и сети</text:p>
          </table:table-cell>
          <table:table-cell table:style-name="ce15" office:value-type="string" calcext:value-type="string">
            <text:p>1.Современные методы модернизации сооружений по обработке воды (р/о)</text:p>
            <text:p> 2. Инновационно-проектные решения систем и сооружений ВK (р/о)</text:p>
            <text:p> 3. Актуальные проблемы эксплуатации современных систем ВK (р/о)</text:p>
            <text:p> 4. Инновационные технологии очистки природных и сточных вод (р/о)</text:p>
            <text:p> 5Современные технологии и оборудование систем водоснабжения и канализации (р/о)</text:p>
            <text:p> 6. Качественные показатели воды (р/о)</text:p>
            <text:p> 7. Водоподготовка в котельных и тепловых сетях (р/о)</text:p>
            <text:p> 8. Технология очистки сточных вод (р/о)</text:p>
            <text:p> 9. Ретехнологизация сооружений очистки сточных вод (р/о)</text:p>
            <text:p> 10. Инновационно-проектные решения систем и сооружений ВK (р/о)</text:p>
          </table:table-cell>
          <table:table-cell table:style-name="ce19" office:value-type="string" calcext:value-type="string">
            <text:p><text:a xlink:href="mailto:sidorova3112@bk.ru" xlink:type="simple">sidorova3112@bk.ru 
 +7 708 151 9311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Ботантаева Бибигул Сарыбаевна</text:p>
          </table:table-cell>
          <table:table-cell table:style-name="ce14" office:value-type="string" calcext:value-type="string">
            <text:p>ассистент профессор</text:p>
          </table:table-cell>
          <table:table-cell table:style-name="ce14" office:value-type="string" calcext:value-type="string">
            <text:p>кандидат технических наук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5" office:value-type="string" calcext:value-type="string">
            <text:p>ИАиС им. Т.К. Басенова</text:p>
          </table:table-cell>
          <table:table-cell table:style-name="ce15" office:value-type="string" calcext:value-type="string">
            <text:p>1.Процессы аэродинамики (к/о), (р/о)</text:p>
            <text:p> 2. Качественные показатели воды (к/о)</text:p>
            <text:p> 3.Комплексное использование воды (к/о)</text:p>
            <text:p> 4.Водный кадастр (к/о)</text:p>
            <text:p> 6.Водоподготовка в котельных и тепловых сетях (к/о)</text:p>
            <text:p> 7.Системы защиты водных ресурсов (р/о)</text:p>
            <text:p> 8.Водохозяйственное проектирование (к/о)</text:p>
            <text:p> 9.Комфорт помещения (к/о) (р/о)</text:p>
            <text:p> 10.Эксплуатация водохозяйственных систем (к/о)</text:p>
            <text:p> 11.Организация, планирование и управление предприятиями водоснабжения и канализации (р/о)</text:p>
          </table:table-cell>
          <table:table-cell table:style-name="ce17" office:value-type="string" calcext:value-type="string">
            <text:p><text:a xlink:href="mailto:botantaeva_b@mail.ru" xlink:type="simple">87471775166
 botantaeva_b@mail.ru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Бегимбетова Айнур Серикбаевна</text:p>
          </table:table-cell>
          <table:table-cell table:style-name="ce14" office:value-type="string" calcext:value-type="string">
            <text:p>ассистент профессор</text:p>
          </table:table-cell>
          <table:table-cell table:style-name="ce14" office:value-type="string" calcext:value-type="string">
            <text:p>доктор PhD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5" office:value-type="string" calcext:value-type="string">
            <text:p>ИАиС им. Т.К. Басенова</text:p>
            <text:p> Инженерные системы и сети</text:p>
          </table:table-cell>
          <table:table-cell table:style-name="ce15" office:value-type="string" calcext:value-type="string">
            <text:p>1.Наладка и реконструкция систем теплоснабжения (р/о)</text:p>
            <text:p> 2.Актуальные проблемы эксплуатации современных систем ТГВ (р/о)</text:p>
            <text:p> 3.Генераторы тепла и автономное теплоснабжение зданий (р/о)</text:p>
            <text:p> 4.Методы оптимизации параметров систем теплогазоснабжения и теплогенерирующих установок (р/о)</text:p>
            <text:p> 5. Наладка систем отопления, вентиляции и кондиционирования воздуха (р/о)</text:p>
            <text:p> 6. Нормативно-правовое регулирование проектирования систем ТГВ (р/о)</text:p>
            <text:p> 7. Методы расчета энергоэффективности зданий и сооружений (р/о)</text:p>
          </table:table-cell>
          <table:table-cell table:style-name="ce17" office:value-type="string" calcext:value-type="string">
            <text:p><text:a xlink:href="mailto:ainur.begimbetova@mail.ru" xlink:type="simple">8701 723 16 35
 ainur.begimbetova@mail.ru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Хойшиев Амирхан Нурдинович</text:p>
          </table:table-cell>
          <table:table-cell table:style-name="ce14" office:value-type="string" calcext:value-type="string">
            <text:p>ассоциированный профессор</text:p>
          </table:table-cell>
          <table:table-cell table:style-name="ce14" office:value-type="string" calcext:value-type="string">
            <text:p>кандидат технических наук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5" office:value-type="string" calcext:value-type="string">
            <text:p>ИАиС им. Т.К. Басенова</text:p>
            <text:p> Инженерные системы и сети</text:p>
          </table:table-cell>
          <table:table-cell table:style-name="ce15" office:value-type="string" calcext:value-type="string">
            <text:p>1. Обработка и утилизация осадков</text:p>
            <text:p> (к/о)</text:p>
            <text:p> 2. Управление водными ресурсами (к/о)</text:p>
            <text:p> 3. Локальные системы водоснабжения и канализации (к/о)</text:p>
            <text:p> 4. Инженерные системы зданий и сооружений (к/о)</text:p>
            <text:p> 5.Водоотводящие сети (к/о)</text:p>
            <text:p> 6. Системы горячего водоснабжения зданий (к/о), (р/о)</text:p>
            <text:p> 7. Методы регулирования водопользования (к/о)</text:p>
            <text:p> 8. Санитарно-технические устройства зданий (р/о)</text:p>
            <text:p> 9.Водопроводные сети (к/о),</text:p>
            <text:p> 10. Современные компьютерные расчеты систем ТГВ (р/о)</text:p>
          </table:table-cell>
          <table:table-cell table:style-name="ce19" office:value-type="string" calcext:value-type="string">
            <text:p><text:a xlink:href="mailto:amirxan1979@mail.ru" xlink:type="simple">amirxan1979@mail.ru 
 +7 701 772 1058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Серикбаева Жансая Сержановна</text:p>
          </table:table-cell>
          <table:table-cell table:style-name="ce14" office:value-type="string" calcext:value-type="string">
            <text:p>Тьютор</text:p>
          </table:table-cell>
          <table:table-cell table:style-name="ce14" office:value-type="string" calcext:value-type="string">
            <text:p>магистр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5" office:value-type="string" calcext:value-type="string">
            <text:p>ИАиС им. Т.К. Басенова</text:p>
            <text:p> Инженерные системы и сети</text:p>
          </table:table-cell>
          <table:table-cell table:style-name="ce15" office:value-type="string" calcext:value-type="string">
            <text:p>1.Обработка и утилизация осадков (к/о)</text:p>
            <text:p> 2.Локальные системы водоснабжения и канализации (к/о)</text:p>
            <text:p> 3.Инженерные системы зданий и сооружений (к/о)</text:p>
            <text:p> 4. Качественные показатели воды (к/о) (р/о)</text:p>
          </table:table-cell>
          <table:table-cell table:style-name="ce17" office:value-type="string" calcext:value-type="string">
            <text:p><text:a xlink:href="mailto:serikbaeva_zhans@mail.ru" xlink:type="simple">87476000194
 serikbaeva_zhans@mail.ru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27" calcext:value-type="float">
            <text:p>27</text:p>
          </table:table-cell>
          <table:table-cell table:style-name="ce14" office:value-type="string" calcext:value-type="string">
            <text:p>Қанарбай Әсел Үсенқызы</text:p>
          </table:table-cell>
          <table:table-cell table:style-name="ce14" office:value-type="string" calcext:value-type="string">
            <text:p>Ассистент</text:p>
          </table:table-cell>
          <table:table-cell table:style-name="ce14" office:value-type="string" calcext:value-type="string">
            <text:p>магистр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5" office:value-type="string" calcext:value-type="string">
            <text:p>ИАиС им. Т.К. Басенова</text:p>
            <text:p> Инженерные системы и сети</text:p>
          </table:table-cell>
          <table:table-cell table:style-name="ce15" office:value-type="string" calcext:value-type="string">
            <text:p>1.Рациональное использование газа (р/о)</text:p>
            <text:p> 2.Автономные системы теплоснабжения (р/о)</text:p>
            <text:p> 3.Теплопередача в ограждениях (р/о)</text:p>
            <text:p> 4. Инженерные системы зданий и сооружений (р/о)</text:p>
            <text:p> 5Процессы аэродинамики (р/о)</text:p>
            <text:p> 6. Системы горячего водоснабжения зданий (к/о), (р/о)</text:p>
            <text:p> 7. Тепловые и газовые сети (р/о)</text:p>
            <text:p> 8. Процессы аэродинамики (к/о)</text:p>
          </table:table-cell>
          <table:table-cell table:style-name="ce17" office:value-type="string" calcext:value-type="string">
            <text:p><text:a xlink:href="mailto:asel.kanarbay@mail.ru" xlink:type="simple">8 747 223 61 66
 asel.kanarbay@mail.ru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Бердали Мейірман Нуржанұлы</text:p>
          </table:table-cell>
          <table:table-cell table:style-name="ce14" office:value-type="string" calcext:value-type="string">
            <text:p>Ассистент</text:p>
          </table:table-cell>
          <table:table-cell table:style-name="ce14" office:value-type="string" calcext:value-type="string">
            <text:p>магистр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5" office:value-type="string" calcext:value-type="string">
            <text:p>ИАиС им. Т.К. Басенова</text:p>
            <text:p> Инженерные системы и сети</text:p>
          </table:table-cell>
          <table:table-cell table:style-name="ce15" office:value-type="string" calcext:value-type="string">
            <text:p>1. Автономные системы теплоснабжения (к/о)</text:p>
            <text:p> 2. Комфорт помещения (к/о)</text:p>
            <text:p> 3. Вентиляция промышленных зданий сооружений(к/о)</text:p>
            <text:p> 4. Теплопередача в ограждениях (к/о)</text:p>
            <text:p> 5. Газоснабжение (к/о)</text:p>
            <text:p> 6. Тепловые и газовые сети (к/о)</text:p>
            <text:p> 7. Рациональное использование газа (к/о)</text:p>
          </table:table-cell>
          <table:table-cell table:style-name="ce17" office:value-type="string" calcext:value-type="string">
            <text:p><text:a xlink:href="mailto:dos.miko@mail.ru" xlink:type="simple">8 700 309 50 07
 dos.miko@mail.ru</text:a></text:p>
          </table:table-cell>
          <table:table-cell table:number-columns-repeated="1015"/>
        </table:table-row>
        <table:table-row table:style-name="ro2">
          <table:table-cell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Алимова Куляш Кабпасовна</text:p>
          </table:table-cell>
          <table:table-cell table:style-name="ce14" office:value-type="string" calcext:value-type="string">
            <text:p>ассоциированный профессор</text:p>
          </table:table-cell>
          <table:table-cell table:style-name="ce14" office:value-type="string" calcext:value-type="string">
            <text:p>кандидат технических наук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5" office:value-type="string" calcext:value-type="string">
            <text:p>ИАиС им. Т.К. Басенова</text:p>
            <text:p> Инженерные системы и сети</text:p>
          </table:table-cell>
          <table:table-cell table:style-name="ce15" office:value-type="string" calcext:value-type="string">
            <text:p>1.Вентиляция промышленных зданий и сооружений (р/о)</text:p>
            <text:p> 2. Тепловые и газовые сети (р/о)</text:p>
            <text:p> 3. Газоснабжение</text:p>
            <text:p> (р/о)</text:p>
            <text:p> 4. Инженерные системы зданий и сооружений (р/о)</text:p>
          </table:table-cell>
          <table:table-cell table:style-name="ce17" office:value-type="string" calcext:value-type="string">
            <text:p><text:a xlink:href="mailto:kkalimova@mail.ru" xlink:type="simple">87773533086
 kkalimova@mail.ru</text:a></text:p>
          </table:table-cell>
          <table:table-cell table:number-columns-repeated="1015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2 Список ППС, работающих по совместительству" table:style-name="ta4">
        <table:table-column table:style-name="co22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0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Агатаев Алмаз</text:p>
            <text:p> Макитаевич</text:p>
          </table:table-cell>
          <table:table-cell table:style-name="ce14" office:value-type="string" calcext:value-type="string">
            <text:p>лектор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1.Металлические конструкции II</text:p>
            <text:p> 2.Металлические конструкции I.</text:p>
          </table:table-cell>
          <table:table-cell table:style-name="ce23" office:value-type="string" calcext:value-type="string">
            <text:p><text:a xlink:href="about:blank" xlink:type="simple">amagataev@nkzu.kz
 87475942209</text:a></text:p>
          </table:table-cell>
          <table:table-cell table:number-columns-repeated="1016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Байсерикова Дана Ергаликызы</text:p>
          </table:table-cell>
          <table:table-cell table:style-name="ce14" office:value-type="string" calcext:value-type="string">
            <text:p>Ассистент</text:p>
          </table:table-cell>
          <table:table-cell table:style-name="ce14" office:value-type="string" calcext:value-type="string">
            <text:p>Магистр технических наук</text:p>
          </table:table-cell>
          <table:table-cell table:style-name="ce14" office:value-type="string" calcext:value-type="string">
            <text:p>Магистр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Строительные материалы, Строительная керамика</text:p>
          </table:table-cell>
          <table:table-cell table:style-name="ce14" office:value-type="string" calcext:value-type="string">
            <text:p>baiserikova.dana@gmail.com</text:p>
            <text:p> 87078608185</text:p>
          </table:table-cell>
          <table:table-cell table:number-columns-repeated="1016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Сәбитбек Инабат Рахатқызы</text:p>
          </table:table-cell>
          <table:table-cell table:style-name="ce14" office:value-type="string" calcext:value-type="string">
            <text:p>Лектор</text:p>
          </table:table-cell>
          <table:table-cell table:style-name="ce14" office:value-type="string" calcext:value-type="string">
            <text:p>Магистр технических наук</text:p>
          </table:table-cell>
          <table:table-cell table:style-name="ce14" office:value-type="string" calcext:value-type="string">
            <text:p>-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1.Контроль качества строительных монтажных работ.</text:p>
            <text:p> 2. Организация строительства</text:p>
            <text:p> 3. Технология реконструкция здания</text:p>
            <text:p> 4. Обследование и испытание зданий и сооружений</text:p>
          </table:table-cell>
          <table:table-cell table:style-name="ce19" office:value-type="string" calcext:value-type="string">
            <text:p><text:a xlink:href="mailto:inabat_sr@mail.ru" xlink:type="simple">inabat_sr@mail.ru
 87475541146</text:a></text:p>
          </table:table-cell>
          <table:table-cell table:number-columns-repeated="1016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Оразбаева Альмира Сериковна</text:p>
          </table:table-cell>
          <table:table-cell table:style-name="ce14" office:value-type="string" calcext:value-type="string">
            <text:p>Лектор</text:p>
          </table:table-cell>
          <table:table-cell table:style-name="ce14" office:value-type="string" calcext:value-type="string">
            <text:p>Магистр-Инженер</text:p>
          </table:table-cell>
          <table:table-cell table:style-name="ce14" office:value-type="string" calcext:value-type="string">
            <text:p>Магистр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1.Металлические конструкции II</text:p>
            <text:p> 2. Металлические конструкции I</text:p>
          </table:table-cell>
          <table:table-cell table:style-name="ce19" office:value-type="string" calcext:value-type="string">
            <text:p><text:a xlink:href="mailto:Almira.serikovna@gmail.com" xlink:type="simple">Almira.serikovna@gmail.com
 87776542351</text:a></text:p>
          </table:table-cell>
          <table:table-cell table:number-columns-repeated="1016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Билібаева Қарлығаш Бақытқызы</text:p>
          </table:table-cell>
          <table:table-cell table:style-name="ce14" office:value-type="string" calcext:value-type="string">
            <text:p>Ассистент</text:p>
          </table:table-cell>
          <table:table-cell table:style-name="ce14" office:value-type="string" calcext:value-type="string">
            <text:p>Магистр технических наук</text:p>
          </table:table-cell>
          <table:table-cell table:style-name="ce14" office:value-type="string" calcext:value-type="string">
            <text:p>Магистр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1.Компьютерная графика в строительном черчении</text:p>
          </table:table-cell>
          <table:table-cell table:style-name="ce19" office:value-type="string" calcext:value-type="string">
            <text:p><text:a xlink:href="mailto:Karligash1992.1992@mail.ru" xlink:type="simple">Karligash1992.1992@mail.ru
 87022925213</text:a></text:p>
          </table:table-cell>
          <table:table-cell table:number-columns-repeated="1016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22" office:value-type="string" calcext:value-type="string">
            <text:p>Муханбетжанова Жанна Шахижахановна</text:p>
          </table:table-cell>
          <table:table-cell table:style-name="ce14" office:value-type="string" calcext:value-type="string">
            <text:p>Лектор</text:p>
          </table:table-cell>
          <table:table-cell table:style-name="ce14" office:value-type="string" calcext:value-type="string">
            <text:p>Магистр технических наук</text:p>
          </table:table-cell>
          <table:table-cell table:style-name="ce14" office:value-type="string" calcext:value-type="string">
            <text:p>Магистр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1.Технология ремонтного производства.</text:p>
          </table:table-cell>
          <table:table-cell table:style-name="ce14" office:value-type="string" calcext:value-type="string">
            <text:p>Sh.zhanna@bk.ru</text:p>
            <text:p> 87003010075</text:p>
          </table:table-cell>
          <table:table-cell table:number-columns-repeated="1016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22" office:value-type="string" calcext:value-type="string">
            <text:p>Калпенова Зауре Декеновна</text:p>
          </table:table-cell>
          <table:table-cell table:style-name="ce14" office:value-type="string" calcext:value-type="string">
            <text:p>Лектор</text:p>
          </table:table-cell>
          <table:table-cell table:style-name="ce14" office:value-type="string" calcext:value-type="string">
            <text:p>Магистр технических наук</text:p>
          </table:table-cell>
          <table:table-cell table:style-name="ce14" office:value-type="string" calcext:value-type="string">
            <text:p>Магистр</text:p>
          </table:table-cell>
          <table:table-cell table:style-name="ce15" office:value-type="string" calcext:value-type="string">
            <text:p>Институт Архитектуры и строительства</text:p>
            <text:p>  </text:p>
            <text:p> Кафедра «Строительство и строительные материалы»</text:p>
          </table:table-cell>
          <table:table-cell table:style-name="ce15" office:value-type="string" calcext:value-type="string">
            <text:p>1.Технология строительного производства I</text:p>
          </table:table-cell>
          <table:table-cell table:style-name="ce19" office:value-type="string" calcext:value-type="string">
            <text:p><text:a xlink:href="mailto:zaure.kalpenova@mail.ru" xlink:type="simple">zaure.kalpenova@mail.ru
 +7 747 450 0821</text:a></text:p>
          </table:table-cell>
          <table:table-cell table:number-columns-repeated="1016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Ауелхан Ергали Сатышевич</text:p>
          </table:table-cell>
          <table:table-cell table:style-name="ce14" office:value-type="string" calcext:value-type="string">
            <text:p>ассоциированный профессор</text:p>
          </table:table-cell>
          <table:table-cell table:style-name="ce14" office:value-type="string" calcext:value-type="string">
            <text:p>кандидат технических наук</text:p>
          </table:table-cell>
          <table:table-cell table:style-name="ce14" office:value-type="string" calcext:value-type="string">
            <text:p>ассоциированный профессор</text:p>
          </table:table-cell>
          <table:table-cell table:style-name="ce15" office:value-type="string" calcext:value-type="string">
            <text:p>ИГНиГ К. Турысова каф. ГНиГ</text:p>
          </table:table-cell>
          <table:table-cell table:style-name="ce15" office:value-type="string" calcext:value-type="string">
            <text:p>1.Искусственное восполнение запасов подземных вод (к/о)</text:p>
            <text:p> 2.Эксплуатационная разведка подземных вод (к/о)</text:p>
          </table:table-cell>
          <table:table-cell table:style-name="ce19" office:value-type="string" calcext:value-type="string">
            <text:p><text:a xlink:href="mailto:ergali_79@mail.ru" xlink:type="simple">ergali_79@mail.ru
 87078290161</text:a></text:p>
          </table:table-cell>
          <table:table-cell table:number-columns-repeated="1016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1 Список штатных НС" table:style-name="ta5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2 Список НС по совместительству" table:style-name="ta6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4" office:value-type="string" calcext:value-type="string">
            <text:p>Мырзахметов Менлибай</text:p>
          </table:table-cell>
          <table:table-cell table:style-name="ce4" office:value-type="string" calcext:value-type="string">
            <text:p>Профессор исследователь</text:p>
          </table:table-cell>
          <table:table-cell table:style-name="ce25" office:value-type="string" calcext:value-type="string">
            <text:p>доктор технических наук</text:p>
          </table:table-cell>
          <table:table-cell table:style-name="ce25" office:value-type="string" calcext:value-type="string">
            <text:p>профессор</text:p>
          </table:table-cell>
          <table:table-cell table:style-name="ce25" office:value-type="string" calcext:value-type="string">
            <text:p>ИАиС им. Т.К. Басенова,</text:p>
            <text:p> каф. Инженерные системы и сети</text:p>
          </table:table-cell>
          <table:table-cell table:style-name="ce26" office:value-type="string" calcext:value-type="string">
            <text:p>87017443787</text:p>
            <text:p> myrzahmetov@mail.ru</text:p>
          </table:table-cell>
          <table:table-cell table:number-columns-repeated="1017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 Финансирование НИР" table:style-name="ta7"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Вид</text:p>
          </table:table-cell>
          <table:table-cell table:style-name="ce1" office:value-type="string" calcext:value-type="string">
            <text:p>Область научных исследований по договору</text:p>
          </table:table-cell>
          <table:table-cell table:style-name="ce1" office:value-type="string" calcext:value-type="string">
            <text:p>Наименование договора</text:p>
          </table:table-cell>
          <table:table-cell table:style-name="ce1" office:value-type="string" calcext:value-type="string">
            <text:p>Дата заключения</text:p>
          </table:table-cell>
          <table:table-cell table:style-name="ce32" office:value-type="string" calcext:value-type="string">
            <text:p>Исполнитель</text:p>
          </table:table-cell>
          <table:table-cell table:style-name="ce1" office:value-type="string" calcext:value-type="string">
            <text:p>Сумма финансирования за последний календарный год, тыс. тенге</text:p>
          </table:table-cell>
          <table:table-cell table:style-name="ce1" office:value-type="string" calcext:value-type="string">
            <text:p>Ссылка на копию договора и календарный план работ</text:p>
          </table:table-cell>
          <table:table-cell table:style-name="ce2"/>
          <table:table-cell table:style-name="ce3" table:number-columns-repeated="18"/>
          <table:table-cell table:number-columns-repeated="99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5" table:content-validation-name="val3" office:value-type="string" calcext:value-type="string">
            <text:p>Государственный грант</text:p>
          </table:table-cell>
          <table:table-cell table:style-name="ce25" office:value-type="string" calcext:value-type="string">
            <text:p>Строительные материалы</text:p>
          </table:table-cell>
          <table:table-cell table:style-name="ce25" office:value-type="string" calcext:value-type="string">
            <text:p>Договор № 255 по теме проекта ИРН АР08855714</text:p>
          </table:table-cell>
          <table:table-cell table:style-name="ce28" table:content-validation-name="val4" office:value-type="date" office:date-value="2020-11-12" calcext:value-type="date">
            <text:p>12.11.2020</text:p>
          </table:table-cell>
          <table:table-cell table:style-name="ce25" office:value-type="string" calcext:value-type="string">
            <text:p>Жумадилова Ж.О., Жугинисов М.Т. и др.</text:p>
          </table:table-cell>
          <table:table-cell table:style-name="ce25" office:value-type="string" calcext:value-type="string">
            <text:p><text:s/>19 382, 222</text:p>
          </table:table-cell>
          <table:table-cell table:style-name="ce33" office:value-type="string" calcext:value-type="string">
            <text:p><text:a xlink:href="https://drive.google.com/drive/folders/15DqIl8s9zEJwV9auJqKCRxtVnvMGkITM?usp=sharing" xlink:type="simple">https://drive.google.com/drive/folders/15DqIl8s9zEJwV9auJqKCRxtVnvMGkITM?usp=sharing</text:a></text:p>
          </table:table-cell>
          <table:table-cell table:number-columns-repeated="1016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6" table:content-validation-name="val3" office:value-type="string" calcext:value-type="string">
            <text:p>Негосударственное финансирование</text:p>
          </table:table-cell>
          <table:table-cell table:style-name="ce6" office:value-type="string" calcext:value-type="string">
            <text:p>Строительство и строительные материалы</text:p>
          </table:table-cell>
          <table:table-cell table:style-name="ce6" office:value-type="string" calcext:value-type="string">
            <text:p>Хоздоговор № 2-1/20</text:p>
          </table:table-cell>
          <table:table-cell table:style-name="ce29" table:content-validation-name="val4" office:value-type="date" office:date-value="2020-01-06" calcext:value-type="date">
            <text:p>06.01.2020</text:p>
          </table:table-cell>
          <table:table-cell table:style-name="ce6" office:value-type="string" calcext:value-type="string">
            <text:p>Куатбаева Т.К.</text:p>
            <text:p> Наширалиев Ж.Т.</text:p>
            <text:p> Жамбакина З.М.</text:p>
          </table:table-cell>
          <table:table-cell table:style-name="ce6" office:value-type="string" calcext:value-type="string">
            <text:p>2 000, 000</text:p>
          </table:table-cell>
          <table:table-cell table:style-name="ce33" office:value-type="string" calcext:value-type="string">
            <text:p><text:a xlink:href="https://drive.google.com/drive/folders/1jL2LTl7LzYvzM2iBTidpWuGKD8QGN-Ve?usp=sharing" xlink:type="simple">https://drive.google.com/drive/folders/1jL2LTl7LzYvzM2iBTidpWuGKD8QGN-Ve?usp=sharing</text:a></text:p>
          </table:table-cell>
          <table:table-cell table:number-columns-repeated="1016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5" table:content-validation-name="val3" office:value-type="string" calcext:value-type="string">
            <text:p>Государственный грант</text:p>
          </table:table-cell>
          <table:table-cell table:style-name="ce25" office:value-type="string" calcext:value-type="string">
            <text:p>Прикладные исследования. Рациональное использование природных, в том числе водных ресурсов, геология, переработка, новые материалы и технологии, безопасные изделия и конструкции</text:p>
          </table:table-cell>
          <table:table-cell table:style-name="ce4" office:value-type="string" calcext:value-type="string">
            <text:p>№110</text:p>
            <text:p>  AP05132198-OT-20 </text:p>
            <text:p>  «Разработка инновационной технологии очистки сточных вод и обработки осадков, обеспечивающее их экологическую безопасность»</text:p>
          </table:table-cell>
          <table:table-cell table:style-name="ce30" table:content-validation-name="val4" office:value-type="date" office:date-value="2018-03-05" calcext:value-type="date">
            <text:p>2018-03-05</text:p>
          </table:table-cell>
          <table:table-cell table:style-name="ce4" office:value-type="string" calcext:value-type="string">
            <text:p>профессор Мырзахметов М.М.</text:p>
          </table:table-cell>
          <table:table-cell table:style-name="ce4" office:value-type="string" calcext:value-type="string">
            <text:p>10 110 000</text:p>
          </table:table-cell>
          <table:table-cell table:style-name="ce33" office:value-type="string" calcext:value-type="string">
            <text:p><text:a xlink:href="https://drive.google.com/drive/folders/1umGy2ZiU9FiqfiVmVZerVI-NrMAeROV3?usp=sharing" xlink:type="simple">https://drive.google.com/drive/folders/1umGy2ZiU9FiqfiVmVZerVI-NrMAeROV3?usp=sharing</text:a></text:p>
          </table:table-cell>
          <table:table-cell table:number-columns-repeated="1016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table:content-validation-name="val3" office:value-type="string" calcext:value-type="string">
            <text:p>Государственный грант</text:p>
          </table:table-cell>
          <table:table-cell table:style-name="ce4" office:value-type="string" calcext:value-type="string">
            <text:p>Инженерия и технологии</text:p>
            <text:p> </text:p>
            <text:p> Строительная инженерия</text:p>
            <text:p> Строительство, инженерия конструкций и городских хозяйств</text:p>
          </table:table-cell>
          <table:table-cell table:style-name="ce4" office:value-type="string" calcext:value-type="string">
            <text:p>№110 «Исследование, разработка и внедрение энергосберегающих теплозащитных ограждений и современных систем теплоснабжения зданий с автоматизированными тепловыми пунктами»</text:p>
          </table:table-cell>
          <table:table-cell table:style-name="ce8" table:content-validation-name="val4" office:value-type="date" office:date-value="2018-03-05" calcext:value-type="date">
            <text:p>05.03.2018</text:p>
          </table:table-cell>
          <table:table-cell table:style-name="ce4" office:value-type="string" calcext:value-type="string">
            <text:p>профессор Унаспеков Б.А.</text:p>
          </table:table-cell>
          <table:table-cell table:style-name="ce25" office:value-type="string" calcext:value-type="string">
            <text:p>8 000 000</text:p>
          </table:table-cell>
          <table:table-cell table:style-name="ce34" office:value-type="string" calcext:value-type="string">
            <text:p><text:a xlink:href="https://drive.google.com/drive/folders/1R0LwUNUJdhfylJvjHHhNia3Yqn1bq7ji?usp=sharing" xlink:type="simple">https://drive.google.com/drive/folders/1R0LwUNUJdhfylJvjHHhNia3Yqn1bq7ji?usp=sharing</text:a></text:p>
          </table:table-cell>
          <table:table-cell table:number-columns-repeated="1016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table:content-validation-name="val3" office:value-type="string" calcext:value-type="string">
            <text:p>Негосударственное финансирование</text:p>
          </table:table-cell>
          <table:table-cell table:style-name="ce4" office:value-type="string" calcext:value-type="string">
            <text:p>Технико- экономическое исследование</text:p>
          </table:table-cell>
          <table:table-cell table:style-name="ce4" office:value-type="string" calcext:value-type="string">
            <text:p>№1001 Исследования по разработке инновационной технологии очистки сточных вод в г. Костанай, обеспечивающей его экологическую безопасность</text:p>
          </table:table-cell>
          <table:table-cell table:style-name="ce8" table:content-validation-name="val4" office:value-type="date" office:date-value="2018-05-21" calcext:value-type="date">
            <text:p>21.05.2018</text:p>
          </table:table-cell>
          <table:table-cell table:style-name="ce4" office:value-type="string" calcext:value-type="string">
            <text:p>профессор Мырзахметов М.М.</text:p>
          </table:table-cell>
          <table:table-cell table:style-name="ce4" office:value-type="string" calcext:value-type="string">
            <text:p>13 020 400</text:p>
          </table:table-cell>
          <table:table-cell table:style-name="ce34" office:value-type="string" calcext:value-type="string">
            <text:p><text:a xlink:href="https://drive.google.com/drive/folders/1WsvTUyNDzOatZVHU1_k1CDvkX2z-2cY5?usp=sharing" xlink:type="simple">https://drive.google.com/drive/folders/1WsvTUyNDzOatZVHU1_k1CDvkX2z-2cY5?usp=sharing</text:a></text:p>
          </table:table-cell>
          <table:table-cell table:number-columns-repeated="1016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table:content-validation-name="val3" office:value-type="string" calcext:value-type="string">
            <text:p>Негосударственное финансирование</text:p>
          </table:table-cell>
          <table:table-cell table:style-name="ce27" office:value-type="string" calcext:value-type="string">
            <text:p>Услуги по техникоэкономическому исследованию</text:p>
          </table:table-cell>
          <table:table-cell table:style-name="ce27" office:value-type="string" calcext:value-type="string">
            <text:p>№215 Исследования по разработке инновационной технологии очистки сточных вод в г. Костанай, обеспечивающей его экологическую безопасность</text:p>
          </table:table-cell>
          <table:table-cell table:style-name="ce31" table:content-validation-name="val4" office:value-type="date" office:date-value="2020-02-24" calcext:value-type="date">
            <text:p>24.02.2020</text:p>
          </table:table-cell>
          <table:table-cell table:style-name="ce4" office:value-type="string" calcext:value-type="string">
            <text:p>профессор Оспанов К.Т.</text:p>
          </table:table-cell>
          <table:table-cell table:style-name="ce27" office:value-type="string" calcext:value-type="string">
            <text:p>4 358 592.00</text:p>
          </table:table-cell>
          <table:table-cell table:style-name="ce34" office:value-type="string" calcext:value-type="string">
            <text:p><text:a xlink:href="https://drive.google.com/drive/folders/1HNdLakJEA8odMdIS2m1YhC8NrEhfHj9W?usp=sharing" xlink:type="simple">https://drive.google.com/drive/folders/1HNdLakJEA8odMdIS2m1YhC8NrEhfHj9W?usp=sharing</text:a></text:p>
          </table:table-cell>
          <table:table-cell table:number-columns-repeated="1016"/>
        </table:table-row>
        <table:table-row table:style-name="ro2" table:number-rows-repeated="993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2 Свидетельства" table:style-name="ta8"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свидетельств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рав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35" office:value-type="string" calcext:value-type="string">
            <text:p><text:a xlink:href="https://www.kazpatent.kz/" xlink:type="simple">Ссылка на свидетельство на сайте kazpatent.kz или скан-копию свидетельства</text:a></text:p>
          </table:table-cell>
          <table:table-cell table:style-name="ce3" table:number-columns-repeated="20"/>
          <table:table-cell table:number-columns-repeated="998"/>
        </table:table-row>
        <table:table-row table:style-name="ro2" table:number-rows-repeated="999">
          <table:table-cell table:number-columns-repeated="2"/>
          <table:table-cell table:style-name="ce2" table:content-validation-name="val5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1 Патенты" table:style-name="ta9">
        <table:table-column table:style-name="co40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35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5" office:value-type="float" office:value="34228" calcext:value-type="float">
            <text:p>34228</text:p>
          </table:table-cell>
          <table:table-cell table:style-name="ce29" table:content-validation-name="val6" office:value-type="date" office:date-value="2020-04-10" calcext:value-type="date">
            <text:p>10.04.2020</text:p>
          </table:table-cell>
          <table:table-cell table:style-name="ce25" office:value-type="string" calcext:value-type="string">
            <text:p>ТОО «SAVENERGY» (KZ)</text:p>
          </table:table-cell>
          <table:table-cell table:style-name="ce36" office:value-type="string" calcext:value-type="string">
            <text:p>Жугинисов М.Т. и др.</text:p>
          </table:table-cell>
          <table:table-cell table:style-name="ce13" office:value-type="string" calcext:value-type="string">
            <text:p><text:a xlink:href="https://gosreestr.kazpatent.kz/Invention/Details?docNumber=301116" xlink:type="simple">https://gosreestr.kazpatent.kz/Invention/Details?docNumber=301116</text:a></text:p>
          </table:table-cell>
          <table:table-cell table:number-columns-repeated="1018"/>
        </table:table-row>
        <table:table-row table:style-name="ro2" table:number-rows-repeated="997">
          <table:table-cell table:number-columns-repeated="2"/>
          <table:table-cell table:style-name="ce2" table:content-validation-name="val6"/>
          <table:table-cell table:number-columns-repeated="1021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2 Патенты продленные" table:style-name="ta10">
        <table:table-column table:style-name="co42" table:default-cell-style-name="Default"/>
        <table:table-column table:style-name="co9" table:number-columns-repeated="3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9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Дата продления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35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7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5" office:value-type="float" office:value="34228" calcext:value-type="float">
            <text:p>34228</text:p>
          </table:table-cell>
          <table:table-cell table:style-name="ce37" office:value-type="date" office:date-value="2020-03-12" calcext:value-type="date">
            <text:p>12.03.2020</text:p>
          </table:table-cell>
          <table:table-cell table:style-name="ce25" table:content-validation-name="val7"/>
          <table:table-cell table:style-name="ce25" office:value-type="string" calcext:value-type="string">
            <text:p>ТОО «SAVENERGY» (KZ)</text:p>
          </table:table-cell>
          <table:table-cell table:style-name="ce25" office:value-type="string" calcext:value-type="string">
            <text:p>Жугинисов М.Т. и др.</text:p>
          </table:table-cell>
          <table:table-cell table:style-name="ce13" office:value-type="string" calcext:value-type="string">
            <text:p><text:a xlink:href="https://gosreestr.kazpatent.kz/Invention/Details?docNumber=301116" xlink:type="simple">https://gosreestr.kazpatent.kz/Invention/Details?docNumber=301116</text:a></text:p>
          </table:table-cell>
          <table:table-cell table:number-columns-repeated="1017"/>
        </table:table-row>
        <table:table-row table:style-name="ro2" table:number-rows-repeated="998">
          <table:table-cell table:number-columns-repeated="3"/>
          <table:table-cell table:style-name="ce2" table:content-validation-name="val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 Международный обмен студентов" table:style-name="ta11">
        <table:table-column table:style-name="co45" table:default-cell-style-name="Default"/>
        <table:table-column table:style-name="co3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9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9" table:number-columns-repeated="1014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 студента</text:p>
          </table:table-cell>
          <table:table-cell table:style-name="ce1" office:value-type="string" calcext:value-type="string">
            <text:p>Наименование программы академической мобильности</text:p>
          </table:table-cell>
          <table:table-cell table:style-name="ce1" office:value-type="string" calcext:value-type="string">
            <text:p>Уровень обучения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Источник финансирования</text:p>
          </table:table-cell>
          <table:table-cell table:style-name="ce1" office:value-type="string" calcext:value-type="string">
            <text:p>Страна и вуз, в котором студент обучался</text:p>
          </table:table-cell>
          <table:table-cell table:style-name="ce38" office:value-type="string" calcext:value-type="string">
            <text:p>Срок обучения</text:p>
          </table:table-cell>
          <table:table-cell table:style-name="ce1" office:value-type="string" calcext:value-type="string">
            <text:p>Ссылка на подтверждающий документ (договор, приказ,сертификат и т.д.)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Каримова Альмира Анваровна</text:p>
          </table:table-cell>
          <table:table-cell table:style-name="ce4" office:value-type="string" calcext:value-type="string">
            <text:p>Академическая мобильность</text:p>
          </table:table-cell>
          <table:table-cell table:style-name="ce4" table:content-validation-name="val8" office:value-type="string" calcext:value-type="string">
            <text:p>Бакалавриат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content-validation-name="val9" office:value-type="string" calcext:value-type="string">
            <text:p>Государственный грант</text:p>
          </table:table-cell>
          <table:table-cell table:style-name="ce4" office:value-type="string" calcext:value-type="string">
            <text:p>Universititi Sains Malaysia</text:p>
          </table:table-cell>
          <table:table-cell table:style-name="ce4" office:value-type="string" calcext:value-type="string">
            <text:p>08.02.-30.06.2020</text:p>
          </table:table-cell>
          <table:table-cell table:style-name="ce39" office:value-type="string" calcext:value-type="string">
            <text:p><text:a xlink:href="https://drive.google.com/drive/folders/13uW15f3eGaVp0X010Sip08BrEpIo0fzK?usp=sharing" xlink:type="simple">https://drive.google.com/drive/folders/13uW15f3eGaVp0X010Sip08BrEpIo0fzK?usp=sharing</text:a></text:p>
          </table:table-cell>
          <table:table-cell table:number-columns-repeated="101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Қажымұрат Үгедей Хайратденұлы</text:p>
          </table:table-cell>
          <table:table-cell table:style-name="ce4" office:value-type="string" calcext:value-type="string">
            <text:p>Академическая мобильность</text:p>
          </table:table-cell>
          <table:table-cell table:style-name="ce4" table:content-validation-name="val8" office:value-type="string" calcext:value-type="string">
            <text:p>Бакалавриат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content-validation-name="val9" office:value-type="string" calcext:value-type="string">
            <text:p>Международный грант</text:p>
          </table:table-cell>
          <table:table-cell table:style-name="ce4" office:value-type="string" calcext:value-type="string">
            <text:p>Белостокский технический университет</text:p>
          </table:table-cell>
          <table:table-cell table:style-name="ce4" office:value-type="string" calcext:value-type="string">
            <text:p>17.02-30.06.2020</text:p>
          </table:table-cell>
          <table:table-cell table:style-name="ce39" office:value-type="string" calcext:value-type="string">
            <text:p><text:a xlink:href="https://drive.google.com/drive/folders/13uW15f3eGaVp0X010Sip08BrEpIo0fzK?usp=sharing" xlink:type="simple">https://drive.google.com/drive/folders/13uW15f3eGaVp0X010Sip08BrEpIo0fzK?usp=sharing</text:a></text:p>
          </table:table-cell>
          <table:table-cell table:number-columns-repeated="1015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Ергалиева Альмира Болатовна</text:p>
          </table:table-cell>
          <table:table-cell table:style-name="ce4" office:value-type="string" calcext:value-type="string">
            <text:p>Академическая мобильность</text:p>
          </table:table-cell>
          <table:table-cell table:style-name="ce4" table:content-validation-name="val8" office:value-type="string" calcext:value-type="string">
            <text:p>Бакалавриат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content-validation-name="val9" office:value-type="string" calcext:value-type="string">
            <text:p>Государственный грант</text:p>
          </table:table-cell>
          <table:table-cell table:style-name="ce4" office:value-type="string" calcext:value-type="string">
            <text:p>Кенсанский национальный университет</text:p>
          </table:table-cell>
          <table:table-cell table:style-name="ce4" office:value-type="string" calcext:value-type="string">
            <text:p>29.08-31.12.2019</text:p>
          </table:table-cell>
          <table:table-cell table:style-name="ce39" office:value-type="string" calcext:value-type="string">
            <text:p><text:a xlink:href="https://drive.google.com/drive/folders/13uW15f3eGaVp0X010Sip08BrEpIo0fzK?usp=sharing" xlink:type="simple">https://drive.google.com/drive/folders/13uW15f3eGaVp0X010Sip08BrEpIo0fzK?usp=sharing</text:a></text:p>
          </table:table-cell>
          <table:table-cell table:number-columns-repeated="1015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Данияров Айдын</text:p>
          </table:table-cell>
          <table:table-cell table:style-name="ce4" office:value-type="string" calcext:value-type="string">
            <text:p>Академическая мобильность</text:p>
          </table:table-cell>
          <table:table-cell table:style-name="ce4" table:content-validation-name="val8" office:value-type="string" calcext:value-type="string">
            <text:p>Бакалавриат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content-validation-name="val9" office:value-type="string" calcext:value-type="string">
            <text:p>Государственный грант</text:p>
          </table:table-cell>
          <table:table-cell table:style-name="ce4" office:value-type="string" calcext:value-type="string">
            <text:p>Ченстоховский технический университет</text:p>
          </table:table-cell>
          <table:table-cell table:style-name="ce4" office:value-type="string" calcext:value-type="string">
            <text:p>20.09.2019-16.02.2020</text:p>
          </table:table-cell>
          <table:table-cell table:style-name="ce39" office:value-type="string" calcext:value-type="string">
            <text:p><text:a xlink:href="https://drive.google.com/drive/folders/13uW15f3eGaVp0X010Sip08BrEpIo0fzK?usp=sharing" xlink:type="simple">https://drive.google.com/drive/folders/13uW15f3eGaVp0X010Sip08BrEpIo0fzK?usp=sharing</text:a></text:p>
          </table:table-cell>
          <table:table-cell table:number-columns-repeated="1015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Аралова Акерке</text:p>
          </table:table-cell>
          <table:table-cell table:style-name="ce4" office:value-type="string" calcext:value-type="string">
            <text:p>Академическая мобильность</text:p>
          </table:table-cell>
          <table:table-cell table:style-name="ce4" table:content-validation-name="val8" office:value-type="string" calcext:value-type="string">
            <text:p>Бакалавриат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content-validation-name="val9" office:value-type="string" calcext:value-type="string">
            <text:p>Государственный грант</text:p>
          </table:table-cell>
          <table:table-cell table:style-name="ce4" office:value-type="string" calcext:value-type="string">
            <text:p>Ченстоховский технический университет</text:p>
          </table:table-cell>
          <table:table-cell table:style-name="ce4" office:value-type="string" calcext:value-type="string">
            <text:p>20.09.2019-16.02.2020</text:p>
          </table:table-cell>
          <table:table-cell table:style-name="ce39" office:value-type="string" calcext:value-type="string">
            <text:p><text:a xlink:href="https://drive.google.com/drive/folders/13uW15f3eGaVp0X010Sip08BrEpIo0fzK?usp=sharing" xlink:type="simple">https://drive.google.com/drive/folders/13uW15f3eGaVp0X010Sip08BrEpIo0fzK?usp=sharing</text:a></text:p>
          </table:table-cell>
          <table:table-cell table:number-columns-repeated="1015"/>
        </table:table-row>
        <table:table-row table:style-name="ro2" table:number-rows-repeated="994">
          <table:table-cell table:number-columns-repeated="3"/>
          <table:table-cell table:style-name="ce2" table:content-validation-name="val8"/>
          <table:table-cell/>
          <table:table-cell table:style-name="ce2" table:content-validation-name="val9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2 Иностранные ППС" table:style-name="ta12">
        <table:table-column table:style-name="co9" table:number-columns-repeated="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4" table:default-cell-style-name="Default"/>
        <table:table-column table:style-name="co55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Страна, из которой прибыл специалист</text:p>
          </table:table-cell>
          <table:table-cell table:style-name="ce1" office:value-type="string" calcext:value-type="string">
            <text:p>Место основной работы</text:p>
          </table:table-cell>
          <table:table-cell table:style-name="ce1" office:value-type="string" calcext:value-type="string">
            <text:p>Должность, ученая степень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Продолжительность преподавания (указать сроки)</text:p>
          </table:table-cell>
          <table:table-cell table:style-name="ce1" office:value-type="string" calcext:value-type="string">
            <text:p>Ссылка на подтверждающие документы: договор с вузом, силлабус, акты выполненных работ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7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3 Международные организаций" table:style-name="ta13">
        <table:table-column table:style-name="co40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9" table:number-columns-repeated="1021" table:default-cell-style-name="Default"/>
        <table:table-row table:style-name="ro5">
          <table:table-cell table:style-name="ce40" office:value-type="string" calcext:value-type="string">
            <text:p>№</text:p>
          </table:table-cell>
          <table:table-cell table:style-name="ce40" office:value-type="string" calcext:value-type="string">
            <text:p>Наименование организации</text:p>
          </table:table-cell>
          <table:table-cell table:style-name="ce40" office:value-type="string" calcext:value-type="string">
            <text:p>Ссылка на сайт, где подтверждается членство вуза</text:p>
          </table:table-cell>
          <table:table-cell table:style-name="ce2"/>
          <table:table-cell table:number-columns-repeated="1020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41" office:value-type="string" calcext:value-type="string">
            <text:p>Ассоциация строителей Казахстана</text:p>
          </table:table-cell>
          <table:table-cell table:style-name="ce21" office:value-type="string" calcext:value-type="string">
            <text:p><text:a xlink:href="http://askaz.kz/about_us/chleny/" xlink:type="simple">http://askaz.kz/about_us/chleny/</text:a></text:p>
          </table:table-cell>
          <table:table-cell table:number-columns-repeated="1021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Ассоциация технических Вузов</text:p>
          </table:table-cell>
          <table:table-cell table:style-name="ce21" office:value-type="string" calcext:value-type="string">
            <text:p><text:a xlink:href="http://atuniversities.ru/sostav/univer/?vus=KazahNIUSatpaev" xlink:type="simple">http://atuniversities.ru/sostav/univer/?vus=KazahNIUSatpaev</text:a></text:p>
          </table:table-cell>
          <table:table-cell table:number-columns-repeated="1021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Ассоциация Недра</text:p>
          </table:table-cell>
          <table:table-cell table:style-name="ce21" office:value-type="string" calcext:value-type="string">
            <text:p><text:a xlink:href="http://www.nedra2004.ru/informaciya-ob-associacii/sostav-associacii/" xlink:type="simple">http://www.nedra2004.ru/informaciya-ob-associacii/sostav-associacii/</text:a></text:p>
          </table:table-cell>
          <table:table-cell table:number-columns-repeated="1021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Japan Science and technology agency</text:p>
          </table:table-cell>
          <table:table-cell table:style-name="ce15" office:value-type="string" calcext:value-type="string">
            <text:p>https://ssp.jst.go.jp/EN/outline/sending04.html (13 строка)</text:p>
          </table:table-cell>
          <table:table-cell table:number-columns-repeated="1021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Европейская ассоциация геоученых и инженеров (EAGE)</text:p>
          </table:table-cell>
          <table:table-cell table:style-name="ce21" office:value-type="string" calcext:value-type="string">
            <text:p><text:a xlink:href="http://eage.ru/ru/archive/detail.php?id=134" xlink:type="simple">http://eage.ru/ru/archive/detail.php?id=134</text:a>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4 Количество ДДОП" table:style-name="ta14">
        <table:table-column table:style-name="co58" table:default-cell-style-name="Default"/>
        <table:table-column table:style-name="co59" table:default-cell-style-name="Default"/>
        <table:table-column table:style-name="co50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9" table:number-columns-repeated="1019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аименование совместной образовательной программы двудипломного образования</text:p>
          </table:table-cell>
          <table:table-cell table:style-name="ce1" office:value-type="string" calcext:value-type="string">
            <text:p>Зарубежный вуз-партнер</text:p>
          </table:table-cell>
          <table:table-cell table:style-name="ce1" office:value-type="string" calcext:value-type="string">
            <text:p>Ссылка на копию соглашения</text:p>
          </table:table-cell>
          <table:table-cell table:style-name="ce1" office:value-type="string" calcext:value-type="string">
            <text:p>Ссылка на копии не менее трех дипломов, врученных выпускникам вуза в течение последнего года</text:p>
          </table:table-cell>
          <table:table-cell table:style-name="ce3" table:number-columns-repeated="21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date-style style:name="N126">
      <number:day/>
      <number:text>.</number:text>
      <number:month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1_20_Студенты-победители_20_дальнего_20_зарубежья" style:display-name="PageStyle_1.1 Студенты-победители дальнего зарубежь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_20_Студенты-победители_20_СНГ_20_и_20_Казахстан" style:display-name="PageStyle_1.2 Студенты-победители СНГ и Казахста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1_20_Список_20_ППС_2c__20_работающих_20_на_20_полную_20_ставку" style:display-name="PageStyle_2.1.1 Список ППС, работающих на полную ставк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2_20_Список_20_ППС_2c__20_работающих_20_по_20_совместительству" style:display-name="PageStyle_2.1.2 Список ППС, работающих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1_20_Список_20_штатных_20_НС" style:display-name="PageStyle_2.2.1 Список штатных Н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2_20_Список_20_НС_20_по_20_совместительству" style:display-name="PageStyle_2.2.2 Список НС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_20_Финансирование_20_НИР" style:display-name="PageStyle_3.1 Финансирование НИ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2_20_Свидетельства" style:display-name="PageStyle_3.2 Свидетельств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1_20_Патенты" style:display-name="PageStyle_3.3.1 Пате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2_20_Патенты_20_продленные" style:display-name="PageStyle_3.3.2 Патенты продле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_20_Международный_20_обмен_20_студентов" style:display-name="PageStyle_4.1 Международный обмен студент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2_20_Иностранные_20_ППС" style:display-name="PageStyle_4.2 Иностранные ПП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3_20_Международные_20_организаций" style:display-name="PageStyle_4.3 Международные организац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4_20_Количество_20_ДДОП" style:display-name="PageStyle_4.4 Количество ДДОП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77" meta:object-count="0"/>
    <meta:generator>LibreOfficeDev/6.0.5.2$Linux_X86_64 LibreOffice_project/</meta:generator>
  </office:meta>
</office:document-meta>
</file>